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  <style:font-face style:name="aerial" svg:font-family="aerial"/>
  </office:font-face-decls>
  <office:automatic-styles>
    <style:style style:name="P1" style:family="paragraph" style:parent-style-name="Preformatted_20_Text">
      <style:text-properties officeooo:paragraph-rsid="000c7b23"/>
    </style:style>
    <style:style style:name="P2" style:family="paragraph" style:parent-style-name="Text_20_body">
      <style:text-properties officeooo:paragraph-rsid="000c7b23"/>
    </style:style>
    <style:style style:name="P3" style:family="paragraph" style:parent-style-name="Standard">
      <style:text-properties style:font-name="Abyssinica SIL" officeooo:rsid="000c7b23" officeooo:paragraph-rsid="000c7b23"/>
    </style:style>
    <style:style style:name="P4" style:family="paragraph" style:parent-style-name="Text_20_body">
      <style:text-properties style:font-name="Abyssinica SIL" officeooo:rsid="000c7b23" officeooo:paragraph-rsid="000c7b23"/>
    </style:style>
    <style:style style:name="P5" style:family="paragraph" style:parent-style-name="Standard">
      <style:text-properties style:font-name="Abyssinica SIL" officeooo:paragraph-rsid="000c7b23"/>
    </style:style>
    <style:style style:name="P6" style:family="paragraph" style:parent-style-name="Text_20_body">
      <style:text-properties style:font-name="Abyssinica SIL" officeooo:paragraph-rsid="000c7b23"/>
    </style:style>
    <style:style style:name="P7" style:family="paragraph" style:parent-style-name="Text_20_body">
      <style:text-properties style:font-name="Abyssinica SIL"/>
    </style:style>
    <style:style style:name="P8" style:family="paragraph" style:parent-style-name="Text_20_body">
      <style:text-properties style:font-name="Abyssinica SIL" fo:font-weight="bold" officeooo:paragraph-rsid="000c7b23" style:font-weight-asian="bold" style:font-weight-complex="bold"/>
    </style:style>
    <style:style style:name="P9" style:family="paragraph" style:parent-style-name="Standard">
      <style:text-properties officeooo:paragraph-rsid="000fc5a7"/>
    </style:style>
    <style:style style:name="P10" style:family="paragraph" style:parent-style-name="Text_20_body">
      <style:text-properties officeooo:paragraph-rsid="000fc5a7"/>
    </style:style>
    <style:style style:name="P11" style:family="paragraph" style:parent-style-name="Standard">
      <style:text-properties fo:font-weight="bold" officeooo:paragraph-rsid="000fc5a7" style:font-weight-asian="bold" style:font-weight-complex="bold"/>
    </style:style>
    <style:style style:name="P12" style:family="paragraph" style:parent-style-name="Text_20_body">
      <style:text-properties fo:font-weight="bold" officeooo:paragraph-rsid="000fc5a7" style:font-weight-asian="bold" style:font-weight-complex="bold"/>
    </style:style>
    <style:style style:name="P13" style:family="paragraph" style:parent-style-name="Standard">
      <style:text-properties style:font-name="Abyssinica SIL" fo:font-weight="bold" officeooo:rsid="000c7b23" officeooo:paragraph-rsid="000c7b23" style:font-weight-asian="bold" style:font-weight-complex="bold"/>
    </style:style>
    <style:style style:name="P14" style:family="paragraph" style:parent-style-name="Text_20_body">
      <style:text-properties style:font-name="Abyssinica SIL" fo:font-weight="bold" officeooo:rsid="000c7b23" officeooo:paragraph-rsid="000c7b23" style:font-weight-asian="bold" style:font-weight-complex="bold"/>
    </style:style>
    <style:style style:name="P15" style:family="paragraph" style:parent-style-name="Text_20_body">
      <style:text-properties style:font-name="Abyssinica SIL" officeooo:rsid="000c7b23" officeooo:paragraph-rsid="000c7b23"/>
    </style:style>
    <style:style style:name="P16" style:family="paragraph" style:parent-style-name="Text_20_body" style:list-style-name="L1">
      <style:paragraph-properties fo:margin-top="0cm" fo:margin-bottom="0cm" style:contextual-spacing="false"/>
      <style:text-properties style:font-name="Abyssinica SIL"/>
    </style:style>
    <style:style style:name="P17" style:family="paragraph" style:parent-style-name="Text_20_body" style:list-style-name="L1">
      <style:text-properties style:font-name="Abyssinica SIL" officeooo:paragraph-rsid="000c7b23"/>
    </style:style>
    <style:style style:name="T1" style:family="text">
      <style:text-properties officeooo:rsid="000c7b2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byssinica SIL"/>
    </style:style>
    <style:style style:name="T4" style:family="text">
      <style:text-properties style:font-name="Abyssinica SIL" fo:font-weight="bold" style:font-weight-asian="bold" style:font-weight-complex="bold"/>
    </style:style>
    <style:style style:name="T5" style:family="text">
      <style:text-properties style:font-name="Abyssinica SIL" fo:font-weight="bold" officeooo:rsid="000c7b23" style:font-weight-asian="bold" style:font-weight-complex="bold"/>
    </style:style>
    <style:style style:name="T6" style:family="text">
      <style:text-properties style:font-name="Abyssinica SIL" officeooo:rsid="000c7b23"/>
    </style:style>
    <style:style style:name="T7" style:family="text">
      <style:text-properties style:font-name="Abyssinica SIL" officeooo:rsid="000fc5a7"/>
    </style:style>
    <style:style style:name="T8" style:family="text">
      <style:text-properties officeooo:rsid="000fc5a7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1298cc"/>
    </style:style>
    <style:style style:name="T11" style:family="text">
      <style:text-properties officeooo:rsid="001298cc"/>
    </style:style>
    <style:style style:name="T1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3" style:family="text">
      <style:text-properties fo:font-size="14pt" style:text-underline-style="solid" style:text-underline-width="auto" style:text-underline-color="font-color" officeooo:rsid="001298cc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tab/><text:tab/><text:tab/><text:tab/><text:tab/><text:span text:style-name="T12">List of IP </text:span><text:span text:style-name="T13">A</text:span><text:span text:style-name="T12">ddreses</text:span></text:p>
      <text:p text:style-name="P3"/>
      <text:p text:style-name="P11"><text:span text:style-name="T6">1) </text:span><text:bookmark text:name="span-87-157"/><text:bookmark text:name="ftoc-heading-2"/><text:span text:style-name="T3">i</text:span><text:span text:style-name="T7">p</text:span></text:p>
      <text:p text:style-name="P9"><text:span text:style-name="T7">T</text:span><text:span text:style-name="T3">he </text:span><text:span text:style-name="T5">ip</text:span><text:span text:style-name="T6"> Command</text:span><text:span text:style-name="T3"> is a unified networking tool for Linux systems. The </text:span><text:span text:style-name="Source_20_Text"><text:span text:style-name="T5">ip</text:span></text:span><text:span text:style-name="T3"> command helps view and configure routing, interfaces, network devices, and tunnels.</text:span></text:p>
      <text:p text:style-name="P11"/>
      <text:p text:style-name="P12"><text:span text:style-name="T6">2) </text:span><text:bookmark text:name="span-87-157 Copy 1"/><text:bookmark text:name="ftoc-heading-3"/><text:span text:style-name="T3">ip addr</text:span></text:p>
      <text:p text:style-name="P10"><text:span text:style-name="T3">The </text:span><text:span text:style-name="Source_20_Text"><text:span text:style-name="T3">ip addr</text:span></text:span><text:span text:style-name="T3"> command manages and shows network interface IP addresses. The command aliases are </text:span><text:span text:style-name="Source_20_Text"><text:span text:style-name="T3">ip address</text:span></text:span><text:span text:style-name="T3"> or </text:span><text:span text:style-name="Source_20_Text"><text:span text:style-name="T3">ip a</text:span></text:span><text:span text:style-name="T3">. </text:span></text:p>
      <text:p text:style-name="P8"><text:span text:style-name="T1">3) </text:span><text:bookmark text:name="span-87-157 Copy 2"/><text:bookmark text:name="ftoc-heading-5"/>ip route</text:p>
      <text:p text:style-name="Text_20_body"><text:span text:style-name="T3">The </text:span><text:span text:style-name="Source_20_Text"><text:span text:style-name="T3">ip route</text:span></text:span><text:span text:style-name="T3"> command shows and configures the IP routing table. The command allows users to adjust the routing table and perform other crucial networking tasks with the routing table.</text:span></text:p>
      <text:p text:style-name="P4">To show the routing table ths comman<text:span text:style-name="T8">d</text:span> is:</text:p>
      <text:p text:style-name="P4">&gt;&gt; ip route show</text:p>
      <text:p text:style-name="P6"><text:span text:style-name="T1">4)</text:span><text:bookmark text:name="ftoc-heading-6"/><text:bookmark text:name="span-87-157 Copy 3"/><text:span text:style-name="T1"> </text:span><text:span text:style-name="T2">ifconfig</text:span></text:p>
      <text:p text:style-name="Text_20_body"><text:span text:style-name="T3">The </text:span><text:span text:style-name="T6">ifconfig</text:span><text:span text:style-name="T3"> </text:span><text:span text:style-name="T6">is </text:span><text:span text:style-name="T3">(</text:span><text:span text:style-name="Strong_20_Emphasis"><text:span text:style-name="T4">i</text:span></text:span><text:span text:style-name="T4">nter</text:span><text:span text:style-name="Strong_20_Emphasis"><text:span text:style-name="T4">f</text:span></text:span><text:span text:style-name="T4">ace </text:span><text:span text:style-name="Strong_20_Emphasis"><text:span text:style-name="T4">config</text:span></text:span><text:span text:style-name="T4">uration</text:span><text:span text:style-name="T3">) command manages and shows network interface information on a system. </text:span><text:span text:style-name="T6">This command is part of net-tools package</text:span></text:p>
      <text:p text:style-name="P4">To show the summary of all active networks interface the command is:</text:p>
      <text:p text:style-name="P4">&gt;&gt; ifconfig -s</text:p>
      <text:p text:style-name="P8"><text:span text:style-name="T1">5)</text:span><text:bookmark text:name="span-87-157 Copy 4"/><text:bookmark text:name="ftoc-heading-7"/><text:span text:style-name="T1"> </text:span>dig</text:p>
      <text:p text:style-name="P7">The <text:span text:style-name="T1">dig-command </text:span>queries <text:span text:style-name="T1">Domain Name Service(DNS) </text:span>and finds information for DNS records. The command collects <text:span text:style-name="T1">domain name</text:span> information and associated records.</text:p>
      <text:p text:style-name="P3"><text:bookmark text:name="span-87-157 Copy 5"/>To perform a simple DNS lookup, run the command with a domain name:</text:p>
      <text:p text:style-name="P4"><text:s/>&gt;&gt; dig google.com</text:p>
      <text:p text:style-name="P14">6) route</text:p>
      <text:p text:style-name="P2"><text:span text:style-name="T6">T</text:span><text:span text:style-name="T3">he </text:span><text:span text:style-name="Source_20_Text"><text:span text:style-name="T3">route</text:span></text:span><text:span text:style-name="T3"> command in Linux is a specialized command for displaying and configuring the routing table. The command modifies the </text:span><text:span text:style-name="T6">kernels</text:span><text:span text:style-name="T3"> IP routing tables and helps set up static routes to specific hosts or networks.</text:span></text:p>
      <text:p text:style-name="P3"><text:bookmark text:name="span-87-157 Copy 7"/>To view the current routing table, </text:p>
      <text:p text:style-name="P4">&gt;&gt; route</text:p>
      <text:p text:style-name="P4"/>
      <text:p text:style-name="P4"/>
      <text:p text:style-name="P4"/>
      <text:p text:style-name="P8"><text:soft-page-break/><text:span text:style-name="T1">7) arp</text:span></text:p>
      <text:p text:style-name="P2"><text:bookmark text:name="span-87-157 Copy 8"/><text:span text:style-name="T3">The </text:span><text:span text:style-name="Source_20_Text"><text:span text:style-name="T3">arp</text:span></text:span><text:span text:style-name="T3"> command shows and configures the <text:s/></text:span><text:span text:style-name="T6">Address Resolution Protocol(ARP) </text:span><text:span text:style-name="T3">cache. The ARP protocol maps IP addresses to physical </text:span><text:span text:style-name="T6">Media Access Control(MAC) address</text:span><text:span text:style-name="T3"> in a local network. The </text:span><text:span text:style-name="T6">cache </text:span><text:span text:style-name="T3">stores these mappings for all devices on the local network.</text:span></text:p>
      <text:p text:style-name="P6"><text:bookmark text:name="span-87-157 Copy 9"/>To display the ARP cache<text:span text:style-name="T1">(IP and Mac Address)</text:span>,</text:p>
      <text:p text:style-name="P6">&gt;&gt; <text:span text:style-name="T1">arp</text:span></text:p>
      <text:p text:style-name="P8"><text:span text:style-name="T1">8) </text:span><text:bookmark text:name="span-87-157 Copy 10"/><text:bookmark text:name="ftoc-heading-18"/>iwconfig</text:p>
      <text:p text:style-name="Text_20_body"><text:span text:style-name="T3">The </text:span><text:span text:style-name="Source_20_Text"><text:span text:style-name="T3">iwconfig</text:span></text:span><text:span text:style-name="T3"> command shows and configures wireless network interface information. The command comes in handy for troubleshooting wireless network issues. </text:span></text:p>
      <text:p text:style-name="P7">&gt;&gt; <text:span text:style-name="T1">iwconfig</text:span></text:p>
      <text:p text:style-name="P8"><text:span text:style-name="T1">9) </text:span><text:bookmark text:name="span-87-157 Copy 11"/><text:bookmark text:name="ftoc-heading-22"/>iftop</text:p>
      <text:p text:style-name="Text_20_body"><text:span text:style-name="T3">The </text:span><text:span text:style-name="Source_20_Text"><text:span text:style-name="T3">iftop</text:span></text:span><text:span text:style-name="T3"> command is a network monitoring utility. Use the command to view network connections and bandwidth usage in real time.</text:span></text:p>
      <text:p text:style-name="P4">&gt;&gt; sudo apt install iftop</text:p>
      <text:p text:style-name="P4">&gt;&gt; iftop</text:p>
      <text:p text:style-name="P4">&gt;&gt; sudo iftop <text:s/></text:p>
      <text:p text:style-name="P6"><text:bookmark text:name="span-87-157 Copy 12"/>The <text:span text:style-name="T1">above</text:span> command opens a new monitoring screen, which changes as data transfers via the network interface<text:span text:style-name="T1">.</text:span></text:p>
      <text:p text:style-name="P8"><text:span text:style-name="T1">10) </text:span><text:bookmark text:name="span-87-157 Copy 13"/><text:bookmark text:name="ftoc-heading-19"/>curl or wget</text:p>
      <text:p text:style-name="Text_20_body"><text:span text:style-name="T3">The </text:span><text:span text:style-name="Source_20_Text"><text:span text:style-name="T3">wget</text:span></text:span><text:span text:style-name="T3"> and </text:span><text:span text:style-name="Source_20_Text"><text:span text:style-name="T3">curl</text:span></text:span><text:span text:style-name="T3"> commands are command-line tools for downloading files from the internet. The two tools are similar, but there are slight differences in how they work and the options they offer:</text:span></text:p>
      <text:list text:style-name="L1">
        <text:list-item>
          <text:p text:style-name="P16">The <text:span text:style-name="T1">wget command</text:span> downloads files from the web using <text:span text:style-name="T1">HTTP</text:span>, HTTPS, or <text:span text:style-name="T1">FTP</text:span> protocols. The tool is simple to use for file downloads. </text:p>
        </text:list-item>
        <text:list-item>
          <text:p text:style-name="P17">The <text:span text:style-name="T1">CURL commands </text:span>is versatile and supports various network protocols, such as <text:span text:style-name="T1">SCP</text:span>, <text:span text:style-name="T1">IMAP, POP3, SMTP,</text:span> etc. The tool also sends HTTP requests and interacts with web services. </text:p>
        </text:list-item>
      </text:list>
      <text:p text:style-name="P5"><text:bookmark text:name="span-87-157 Copy 16"/>The file downloads from the specified URL and saves the contents to the provided file name<text:bookmark text:name="span-87-157 Copy 14"/> <text:span text:style-name="T1">use wget </text:span></text:p>
      <text:p text:style-name="P5">&gt;&gt; <text:span text:style-name="T8">wget -0 [file_name] [url]</text:span></text:p>
      <text:p text:style-name="P1"><text:bookmark text:name="span-87-157 Copy 15"/><text:span text:style-name="Source_20_Text"><text:span text:style-name="T3"><text:s/></text:span></text:span></text:p>
      <text:p text:style-name="P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  <style:font-face style:name="aerial" svg:font-family="ae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12:50:31.391143088</meta:creation-date>
    <dc:date>2024-04-06T17:07:10.239914219</dc:date>
    <meta:editing-duration>PT51M35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41" meta:word-count="459" meta:character-count="2735" meta:non-whitespace-character-count="2302"/>
  </office:meta>
</office:document-meta>
</file>